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This is your Prisma schema file,</text:p>
      <text:p text:style-name="Standard">// learn more about it in the docs: https://pris.ly/d/prisma-schema</text:p>
      <text:p text:style-name="Standard"/>
      <text:p text:style-name="Standard">// Looking for ways to speed up your queries, or scale easily with your serverless or edge functions?</text:p>
      <text:p text:style-name="Standard">// Try Prisma Accelerate: https://pris.ly/cli/accelerate-init</text:p>
      <text:p text:style-name="Standard"/>
      <text:p text:style-name="Standard"/>
      <text:p text:style-name="Standard"/>
      <text:p text:style-name="Standard">generator client {</text:p>
      <text:p text:style-name="Standard"><text:s text:c="2"/>provider = "prisma-client-js"</text:p>
      <text:p text:style-name="Standard"><text:s text:c="2"/>output <text:s text:c="2"/>= "../generated/client"</text:p>
      <text:p text:style-name="Standard">}</text:p>
      <text:p text:style-name="Standard"/>
      <text:p text:style-name="Standard">datasource db {</text:p>
      <text:p text:style-name="Standard"><text:s text:c="2"/>provider = "postgresql"</text:p>
      <text:p text:style-name="Standard"><text:s text:c="2"/>url <text:s text:c="5"/>= env("DATABASE_URL")</text:p>
      <text:p text:style-name="Standard">}</text:p>
      <text:p text:style-name="Standard"/>
      <text:p text:style-name="Standard">model User {</text:p>
      <text:p text:style-name="Standard"><text:s text:c="2"/>id <text:s text:c="12"/>Int <text:s text:c="13"/>@id @default(autoincrement())</text:p>
      <text:p text:style-name="Standard"><text:s text:c="2"/>firstName <text:s text:c="5"/>String</text:p>
      <text:p text:style-name="Standard"><text:s text:c="2"/>lastName <text:s text:c="6"/>String</text:p>
      <text:p text:style-name="Standard"><text:s text:c="2"/>phone <text:s text:c="9"/>String</text:p>
      <text:p text:style-name="Standard"><text:s text:c="2"/>email <text:s text:c="9"/>String <text:s text:c="10"/>@unique</text:p>
      <text:p text:style-name="Standard"><text:s text:c="2"/>positionId <text:s text:c="4"/>Int</text:p>
      <text:p text:style-name="Standard"><text:s text:c="2"/>pansionId <text:s text:c="5"/>Int</text:p>
      <text:p text:style-name="Standard"><text:s text:c="2"/>provinceId <text:s text:c="4"/>Int</text:p>
      <text:p text:style-name="Standard"><text:s text:c="2"/>cityId <text:s text:c="8"/>Int</text:p>
      <text:p text:style-name="Standard"><text:s text:c="2"/>PosInPansion <text:s text:c="2"/>PosInPansion[]</text:p>
      <text:p text:style-name="Standard"><text:s text:c="2"/>city <text:s text:c="10"/>City <text:s text:c="12"/>@relation(fields: [cityId], references: [id])</text:p>
      <text:p text:style-name="Standard"><text:s text:c="2"/>pansion <text:s text:c="7"/>Pansion <text:s text:c="9"/>@relation(fields: [pansionId], references: [id])</text:p>
      <text:p text:style-name="Standard"><text:s text:c="2"/>position <text:s text:c="6"/>Position <text:s text:c="8"/>@relation(fields: [positionId], references: [id])</text:p>
      <text:p text:style-name="Standard"><text:s text:c="2"/>province <text:s text:c="6"/>Province <text:s text:c="8"/>@relation(fields: [provinceId], references: [id])</text:p>
      <text:p text:style-name="Standard"><text:s text:c="2"/>ponsionOptions ponsionOptions[]</text:p>
      <text:p text:style-name="Standard">}</text:p>
      <text:p text:style-name="Standard"/>
      <text:p text:style-name="Standard">model Position {</text:p>
      <text:p text:style-name="Standard"><text:s text:c="2"/>id <text:s text:c="10"/>Int <text:s text:c="11"/>@id @default(autoincrement())</text:p>
      <text:p text:style-name="Standard"><text:s text:c="2"/>name <text:s text:c="8"/>String</text:p>
      <text:p text:style-name="Standard"><text:s text:c="2"/>level <text:s text:c="7"/>Role <text:s text:c="10"/>@default(USER)</text:p>
      <text:p text:style-name="Standard"><text:s text:c="2"/>PosInPansion PosInPansion[]</text:p>
      <text:p text:style-name="Standard"><text:s text:c="2"/>users <text:s text:c="7"/>User[]</text:p>
      <text:p text:style-name="Standard">}</text:p>
      <text:p text:style-name="Standard"/>
      <text:p text:style-name="Standard">model Pansion {</text:p>
      <text:p text:style-name="Standard"><text:s text:c="2"/>id <text:s text:c="12"/>Int <text:s text:c="13"/>@id @default(autoincrement())</text:p>
      <text:p text:style-name="Standard"><text:s text:c="2"/>name <text:s text:c="10"/>String</text:p>
      <text:p text:style-name="Standard"><text:s text:c="2"/>phone <text:s text:c="9"/>String</text:p>
      <text:p text:style-name="Standard"><text:s text:c="2"/>address <text:s text:c="7"/>String <text:s text:c="10"/>@default("nothing")</text:p>
      <text:p text:style-name="Standard"><text:soft-page-break/><text:s text:c="2"/>codeParvane <text:s text:c="3"/>String <text:s text:c="10"/>@unique</text:p>
      <text:p text:style-name="Standard"><text:s text:c="2"/>Capacity <text:s text:c="6"/>Int <text:s text:c="13"/>@default(0)</text:p>
      <text:p text:style-name="Standard"><text:s text:c="2"/>advancePayment Float?</text:p>
      <text:p text:style-name="Standard"><text:s text:c="2"/>chargeMony <text:s text:c="4"/>Float</text:p>
      <text:p text:style-name="Standard"><text:s text:c="2"/>active <text:s text:c="8"/>Boolean <text:s text:c="9"/>@default(true)</text:p>
      <text:p text:style-name="Standard"><text:s text:c="2"/>typeOfContract Contract <text:s text:c="8"/>@default(ANNUALLY)</text:p>
      <text:p text:style-name="Standard"><text:s text:c="2"/>imageUrl <text:s text:c="6"/>String?</text:p>
      <text:p text:style-name="Standard"><text:s text:c="2"/>description <text:s text:c="3"/>String <text:s text:c="10"/>@default("No description provided")</text:p>
      <text:p text:style-name="Standard"><text:s text:c="2"/>commentId <text:s text:c="5"/>Int? <text:s text:c="12"/>@default(1)</text:p>
      <text:p text:style-name="Standard"><text:s text:c="2"/>provinceId <text:s text:c="4"/>Int</text:p>
      <text:p text:style-name="Standard"><text:s text:c="2"/>cityId <text:s text:c="8"/>Int</text:p>
      <text:p text:style-name="Standard"><text:s text:c="2"/>typeOfPansion <text:s/>PansionType <text:s text:c="5"/>@default(EMPLOYEE)</text:p>
      <text:p text:style-name="Standard"><text:s text:c="2"/>numberOfRoom <text:s text:c="2"/>Int <text:s text:c="13"/>@default(0)</text:p>
      <text:p text:style-name="Standard"><text:s text:c="2"/>numberOfBed <text:s text:c="3"/>Int <text:s text:c="13"/>@default(0)</text:p>
      <text:p text:style-name="Standard"><text:s text:c="2"/>city <text:s text:c="10"/>City <text:s text:c="12"/>@relation(fields: [cityId], references: [id])</text:p>
      <text:p text:style-name="Standard"><text:s text:c="2"/>comment <text:s text:c="7"/>Comment? <text:s text:c="8"/>@relation(fields: [commentId], references: [id])</text:p>
      <text:p text:style-name="Standard"><text:s text:c="2"/>province <text:s text:c="6"/>Province <text:s text:c="8"/>@relation(fields: [provinceId], references: [id])</text:p>
      <text:p text:style-name="Standard"><text:s text:c="2"/>positions <text:s text:c="5"/>PosInPansion[]</text:p>
      <text:p text:style-name="Standard"><text:s text:c="2"/>rooms <text:s text:c="9"/>Room[]</text:p>
      <text:p text:style-name="Standard"><text:s text:c="2"/>users <text:s text:c="9"/>User[]</text:p>
      <text:p text:style-name="Standard"><text:s text:c="2"/>ponsionOptions ponsionOptions[]</text:p>
      <text:p text:style-name="Standard">}</text:p>
      <text:p text:style-name="Standard"/>
      <text:p text:style-name="Standard">model Room {</text:p>
      <text:p text:style-name="Standard"><text:s text:c="2"/>id <text:s text:c="10"/>Int <text:s text:c="5"/>@id @default(autoincrement())</text:p>
      <text:p text:style-name="Standard"><text:s text:c="2"/>numberRoom <text:s text:c="2"/>Int</text:p>
      <text:p text:style-name="Standard"><text:s text:c="2"/>numberOfBeds Int</text:p>
      <text:p text:style-name="Standard"><text:s text:c="2"/>rent <text:s text:c="8"/>Float</text:p>
      <text:p text:style-name="Standard"><text:s text:c="2"/>pansionId <text:s text:c="3"/>Int</text:p>
      <text:p text:style-name="Standard"><text:s text:c="2"/>categoryId <text:s text:c="2"/>Int</text:p>
      <text:p text:style-name="Standard"><text:s text:c="2"/>category <text:s text:c="4"/>Category @relation(fields: [categoryId], references: [id])</text:p>
      <text:p text:style-name="Standard"><text:s text:c="2"/>pansion <text:s text:c="5"/>Pansion <text:s/>@relation(fields: [pansionId], references: [id])</text:p>
      <text:p text:style-name="Standard">}</text:p>
      <text:p text:style-name="Standard"/>
      <text:p text:style-name="Standard">model Province {</text:p>
      <text:p text:style-name="Standard"><text:s text:c="2"/>id <text:s text:c="6"/>Int <text:s text:c="6"/>@id @default(autoincrement())</text:p>
      <text:p text:style-name="Standard"><text:s text:c="2"/>name <text:s text:c="4"/>String</text:p>
      <text:p text:style-name="Standard"><text:s text:c="2"/>enName <text:s text:c="2"/>String</text:p>
      <text:p text:style-name="Standard"><text:s text:c="2"/>cities <text:s text:c="2"/>City[]</text:p>
      <text:p text:style-name="Standard"><text:s text:c="2"/>pansions Pansion[]</text:p>
      <text:p text:style-name="Standard"><text:s text:c="2"/>users <text:s text:c="3"/>User[]</text:p>
      <text:p text:style-name="Standard">}</text:p>
      <text:p text:style-name="Standard"/>
      <text:p text:style-name="Standard">model City {</text:p>
      <text:p text:style-name="Standard"><text:s text:c="2"/>id <text:s text:c="8"/>Int <text:s text:c="6"/>@id @default(autoincrement())</text:p>
      <text:p text:style-name="Standard"><text:s text:c="2"/>name <text:s text:c="6"/>String</text:p>
      <text:p text:style-name="Standard"><text:s text:c="2"/>enName <text:s text:c="4"/>String</text:p>
      <text:p text:style-name="Standard"><text:s text:c="2"/>provinceId Int</text:p>
      <text:p text:style-name="Standard"><text:s text:c="2"/>province <text:s text:c="2"/>Province <text:s/>@relation(fields: [provinceId], references: [id])</text:p>
      <text:p text:style-name="Standard"><text:soft-page-break/><text:s text:c="2"/>pansions <text:s text:c="2"/>Pansion[]</text:p>
      <text:p text:style-name="Standard"><text:s text:c="2"/>users <text:s text:c="5"/>User[]</text:p>
      <text:p text:style-name="Standard">}</text:p>
      <text:p text:style-name="Standard"/>
      <text:p text:style-name="Standard">model PosInPansion {</text:p>
      <text:p text:style-name="Standard"><text:s text:c="2"/>positionId Int</text:p>
      <text:p text:style-name="Standard"><text:s text:c="2"/>pansionId <text:s/>Int</text:p>
      <text:p text:style-name="Standard"><text:s text:c="2"/>assignedAt DateTime @default(now())</text:p>
      <text:p text:style-name="Standard"><text:s text:c="2"/>assignedBy Int</text:p>
      <text:p text:style-name="Standard"><text:s text:c="2"/>assigned <text:s text:c="2"/>User <text:s text:c="4"/>@relation(fields: [assignedBy], references: [id])</text:p>
      <text:p text:style-name="Standard"><text:s text:c="2"/>pansion <text:s text:c="3"/>Pansion <text:s/>@relation(fields: [pansionId], references: [id])</text:p>
      <text:p text:style-name="Standard"><text:s text:c="2"/>position <text:s text:c="2"/>Position @relation(fields: [positionId], references: [id])</text:p>
      <text:p text:style-name="Standard"/>
      <text:p text:style-name="Standard"><text:s text:c="2"/>@@id([positionId, pansionId])</text:p>
      <text:p text:style-name="Standard">}</text:p>
      <text:p text:style-name="Standard"/>
      <text:p text:style-name="Standard">model Comment {</text:p>
      <text:p text:style-name="Standard"><text:s text:c="2"/>id <text:s text:c="9"/>Int <text:s text:c="6"/>@id @default(autoincrement())</text:p>
      <text:p text:style-name="Standard"><text:s text:c="2"/>title <text:s text:c="6"/>String</text:p>
      <text:p text:style-name="Standard"><text:s text:c="2"/>description String</text:p>
      <text:p text:style-name="Standard"><text:s text:c="2"/>pansions <text:s text:c="3"/>Pansion[]</text:p>
      <text:p text:style-name="Standard">}</text:p>
      <text:p text:style-name="Standard"/>
      <text:p text:style-name="Standard">model Options {</text:p>
      <text:p text:style-name="Standard"><text:s text:c="2"/>id <text:s text:c="12"/>Int <text:s text:c="13"/>@id @default(autoincrement())</text:p>
      <text:p text:style-name="Standard"><text:s text:c="2"/>name <text:s text:c="10"/>String</text:p>
      <text:p text:style-name="Standard"><text:s text:c="2"/>ponsionOptions ponsionOptions[]</text:p>
      <text:p text:style-name="Standard">}</text:p>
      <text:p text:style-name="Standard"/>
      <text:p text:style-name="Standard">model ponsionOptions {</text:p>
      <text:p text:style-name="Standard"><text:s text:c="2"/>pansionId <text:s/>Int</text:p>
      <text:p text:style-name="Standard"><text:s text:c="2"/>optionId <text:s text:c="2"/>Int</text:p>
      <text:p text:style-name="Standard"><text:s text:c="2"/>assignedAt DateTime @default(now())</text:p>
      <text:p text:style-name="Standard"><text:s text:c="2"/>assignedBy Int</text:p>
      <text:p text:style-name="Standard"><text:s text:c="2"/>assigned <text:s text:c="2"/>User <text:s text:c="4"/>@relation(fields: [assignedBy], references: [id])</text:p>
      <text:p text:style-name="Standard"><text:s text:c="2"/>options <text:s text:c="3"/>Options <text:s/>@relation(fields: [optionId], references: [id])</text:p>
      <text:p text:style-name="Standard"><text:s text:c="2"/>pansion <text:s text:c="3"/>Pansion <text:s/>@relation(fields: [pansionId], references: [id])</text:p>
      <text:p text:style-name="Standard"/>
      <text:p text:style-name="Standard"><text:s text:c="2"/>@@id([pansionId, optionId])</text:p>
      <text:p text:style-name="Standard">}</text:p>
      <text:p text:style-name="Standard"/>
      <text:p text:style-name="Standard">model Category {</text:p>
      <text:p text:style-name="Standard"><text:s text:c="2"/>id <text:s text:c="11"/>Int <text:s text:c="3"/>@id @default(autoincrement())</text:p>
      <text:p text:style-name="Standard"><text:s text:c="2"/>name <text:s text:c="9"/>String</text:p>
      <text:p text:style-name="Standard"><text:s text:c="2"/>minAdvancePay Float</text:p>
      <text:p text:style-name="Standard"><text:s text:c="2"/>maxAdvancePay Float</text:p>
      <text:p text:style-name="Standard"><text:s text:c="2"/>minRent <text:s text:c="6"/>Float</text:p>
      <text:p text:style-name="Standard"><text:s text:c="2"/>maxRent <text:s text:c="6"/>Float</text:p>
      <text:p text:style-name="Standard"><text:s text:c="2"/>rooms <text:s text:c="8"/>Room[]</text:p>
      <text:p text:style-name="Standard"><text:soft-page-break/>}</text:p>
      <text:p text:style-name="Standard"/>
      <text:p text:style-name="Standard">enum Contract {</text:p>
      <text:p text:style-name="Standard"><text:s text:c="2"/>ANNUALLY</text:p>
      <text:p text:style-name="Standard"><text:s text:c="2"/>FOUR_MONTHS</text:p>
      <text:p text:style-name="Standard">}</text:p>
      <text:p text:style-name="Standard"/>
      <text:p text:style-name="Standard">enum PansionType {</text:p>
      <text:p text:style-name="Standard"><text:s text:c="2"/>EMPLOYEE</text:p>
      <text:p text:style-name="Standard"><text:s text:c="2"/>STUDENT</text:p>
      <text:p text:style-name="Standard">}</text:p>
      <text:p text:style-name="Standard"/>
      <text:p text:style-name="Standard">enum Role {</text:p>
      <text:p text:style-name="Standard"><text:s text:c="2"/>GHOST</text:p>
      <text:p text:style-name="Standard"><text:s text:c="2"/>USER</text:p>
      <text:p text:style-name="Standard"><text:s text:c="2"/>ADMIN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9:08:06.721425461</meta:creation-date>
    <dc:date>2025-02-28T12:09:05.016158914</dc:date>
    <meta:editing-duration>PT1M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43" meta:word-count="412" meta:character-count="4311" meta:non-whitespace-character-count="3105"/>
  </office:meta>
</office:document-meta>
</file>